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, 'Liberation Mono', Courier, monospace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fo:letter-spacing="normal" fo:font-style="normal" fo:font-weight="bold" fo:background-color="#ffffff"/>
    </style:style>
    <style:style style:name="T2" style:family="text">
      <style:text-properties fo:font-variant="normal" fo:text-transform="none" fo:color="#000000" fo:letter-spacing="normal" fo:font-style="normal" fo:background-color="#ffffff"/>
    </style:style>
    <style:style style:name="T3" style:family="text">
      <style:text-properties fo:font-variant="normal" fo:text-transform="none" fo:color="#000000" fo:letter-spacing="normal" fo:font-style="normal" fo:font-weight="normal" fo:background-color="#ffffff" style:font-weight-asian="normal" style:font-weight-complex="normal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bold" fo:background-color="#ffffff" style:font-size-asian="12pt" style:font-size-complex="12pt"/>
    </style:style>
    <style:style style:name="T5" style:family="text">
      <style:text-properties fo:font-variant="normal" fo:text-transform="none" fo:color="#000000" style:font-name="Arial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font-name="Arial" fo:letter-spacing="normal" fo:font-style="normal" fo:font-weight="bold" fo:background-color="#ffffff"/>
    </style:style>
    <style:style style:name="T7" style:family="text">
      <style:text-properties fo:font-variant="normal" fo:text-transform="none" fo:color="#000000" style:font-name="Arial" fo:letter-spacing="normal" fo:font-style="normal" fo:font-weight="normal" fo:background-color="#ffffff" style:font-weight-asian="normal" style:font-weight-complex="normal"/>
    </style:style>
    <style:style style:name="T8" style:family="text">
      <style:text-properties fo:font-variant="normal" fo:text-transform="none" fo:color="#000000" fo:font-size="12pt" fo:letter-spacing="normal" fo:font-style="normal" fo:font-weight="bold" fo:background-color="#ffffff" style:font-size-asian="12pt" style:font-size-complex="12pt"/>
    </style:style>
    <style:style style:name="T9" style:family="text">
      <style:text-properties fo:font-variant="normal" fo:text-transform="none" fo:color="#000000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333333" style:font-name="Consolas" fo:font-size="9pt" fo:letter-spacing="normal" fo:font-style="normal" fo:font-weight="normal" fo:background-color="transparent" style:font-weight-asian="normal" style:font-weight-complex="normal"/>
    </style:style>
    <style:style style:name="T11" style:family="text">
      <style:text-properties fo:font-variant="normal" fo:text-transform="none" fo:color="#333333" style:font-name="Consolas" fo:font-size="9pt" fo:letter-spacing="normal" fo:font-style="normal" fo:font-weight="bold" fo:background-color="transparent" style:font-weight-asian="bold" style:font-weight-complex="bold"/>
    </style:style>
    <style:style style:name="T12" style:family="text">
      <style:text-properties fo:font-variant="normal" fo:text-transform="none" fo:color="#333333" fo:font-size="9pt" fo:letter-spacing="normal" fo:font-style="normal" fo:font-weight="bold" fo:background-color="transparent" style:font-weight-asian="bold" style:font-weight-complex="bold"/>
    </style:style>
    <style:style style:name="T13" style:family="text">
      <style:text-properties fo:font-variant="normal" fo:text-transform="none" fo:color="#333333" style:font-name="Arial" fo:font-size="9pt" fo:letter-spacing="normal" fo:font-style="normal" fo:font-weight="bold" fo:background-color="transparent" style:font-weight-asian="bold" style:font-weight-complex="bold"/>
    </style:style>
    <style:style style:name="T14" style:family="text">
      <style:text-properties fo:font-variant="normal" fo:text-transform="none" fo:color="#333333" style:font-name="Arial" fo:letter-spacing="normal" fo:font-style="normal" fo:font-weight="bold" fo:background-color="transparent" style:font-weight-asian="bold" style:font-weight-complex="bold"/>
    </style:style>
    <style:style style:name="T15" style:family="text">
      <style:text-properties fo:font-variant="normal" fo:text-transform="none" fo:color="#333333" style:font-name="Arial" fo:font-size="12pt" fo:letter-spacing="normal" fo:font-style="normal" fo:font-weight="bold" fo:background-color="transparent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333333" style:font-name="Arial" fo:font-size="12pt" fo:letter-spacing="normal" fo:font-style="normal" fo:background-color="transparent" style:font-size-asian="12pt" style:font-size-complex="12pt"/>
    </style:style>
    <style:style style:name="T17" style:family="text">
      <style:text-properties fo:font-variant="normal" fo:text-transform="none" fo:color="#333333" style:font-name="Arial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T18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Initial login credentials</text:p>
      <text:p text:style-name="P1"><text:tab/>Username: <text:tab/><text:span text:style-name="T18">nova</text:span></text:p>
      <text:p text:style-name="P1"><text:tab/>Password:<text:tab/><text:span text:style-name="T1">&amp;uPh229UQu</text:span></text:p>
      <text:p text:style-name="P1"><text:span text:style-name="T1"/></text:p>
      <text:p text:style-name="P2"><text:span text:style-name="T2">Serial console configuration</text:span></text:p>
      <text:p text:style-name="Standard"><text:span text:style-name="T4"><text:tab/></text:span><text:span text:style-name="T5">Speed:<text:tab/></text:span><text:span text:style-name="Source_20_Text"><text:span text:style-name="T15">9600bps</text:span></text:span></text:p>
      <text:p text:style-name="Standard"><text:span text:style-name="Source_20_Text"><text:span text:style-name="T17"><text:tab/>Parity:<text:tab/><text:tab/></text:span></text:span><text:span text:style-name="Source_20_Text"><text:span text:style-name="T15">none</text:span></text:span></text:p>
      <text:p text:style-name="Standard"><text:span text:style-name="Source_20_Text"><text:span text:style-name="T17"><text:tab/>Data Bits: <text:tab/></text:span></text:span><text:span text:style-name="Source_20_Text"><text:span text:style-name="T15">8</text:span></text:span></text:p>
      <text:p text:style-name="Standard"><text:span text:style-name="Source_20_Text"><text:span text:style-name="T17"><text:tab/>Stop Bits: <text:tab/></text:span></text:span><text:span text:style-name="Source_20_Text"><text:span text:style-name="T15">1</text:span></text:span></text:p>
      <text:p text:style-name="P1"><text:span text:style-name="T1"/></text:p>
      <text:p text:style-name="P2"><text:span text:style-name="T2">Ethernet MAC addresses</text:span></text:p>
      <text:p text:style-name="P1"><text:span text:style-name="T3"><text:tab/>eth0 <text:s text:c="5"/><text:tab/></text:span><text:span text:style-name="T1">00:25:90:a0:77:40</text:span></text:p>
      <text:p text:style-name="P1"><text:span text:style-name="T3"><text:tab/>eth1 <text:s text:c="5"/><text:tab/></text:span><text:span text:style-name="T1">00:25:90:a0:77:41</text:span></text:p>
      <text:p text:style-name="P1"><text:span text:style-name="T3"><text:tab/>eth2 <text:s text:c="5"/><text:tab/></text:span><text:span text:style-name="T1">00:25:90:a0:77:3e</text:span></text:p>
      <text:p text:style-name="P1"><text:span text:style-name="T3"><text:tab/>eth3 <text:s text:c="5"/><text:tab/></text:span><text:span text:style-name="T1">00:25:90:a0:77:3f</text:span></text:p>
      <text:p text:style-name="P1"><text:span text:style-name="T3"><text:tab/>eth4 <text:s text:c="5"/><text:tab/></text:span><text:span text:style-name="T1">90:e2:ba:27:97:d3</text:span></text:p>
      <text:p text:style-name="P1"><text:span text:style-name="T3"><text:tab/>eth5 <text:s text:c="5"/><text:tab/></text:span><text:span text:style-name="T1">90:e2:ba:27:97:d2</text:span></text:p>
      <text:p text:style-name="P1"><text:span text:style-name="T3"><text:tab/>eth6 <text:s text:c="5"/><text:tab/></text:span><text:span text:style-name="T1">90:e2:ba:27:97:d1</text:span></text:p>
      <text:p text:style-name="P1"><text:span text:style-name="T3"><text:tab/>eth7 <text:s text:c="5"/><text:tab/></text:span><text:span text:style-name="T1">90:e2:ba:27:97:d0</text:span></text:p>
      <text:p text:style-name="P1"><text:span text:style-name="T1"/></text:p>
      <text:p text:style-name="P2"><text:span text:style-name="T2">All interfaces are configured for DHCP initally</text:span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onsolas" svg:font-family="Consolas, 'Liberation Mono', Courier, monospace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2-06T15:00:40</meta:creation-date>
    <dc:date>2013-02-06T15:11:10</dc:date>
    <dc:creator>David </dc:creator>
    <meta:editing-duration>P0D</meta:editing-duration>
    <meta:editing-cycles>1</meta:editing-cycles>
    <meta:document-statistic meta:table-count="0" meta:image-count="0" meta:object-count="0" meta:page-count="1" meta:paragraph-count="18" meta:word-count="46" meta:character-count="448" meta:non-whitespace-character-count="354"/>
    <meta:generator>LibreOffice/3.5$Linux_x86 LibreOffice_project/350m1$Build-2</meta:generator>
  </office:meta>
</office:document-meta>
</file>